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4.062cm"/>
    </style:style>
    <style:style style:name="co5" style:family="table-column">
      <style:table-column-properties fo:break-before="auto" style:column-width="2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 style:data-style-name="N105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 style:data-style-name="N105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table:number-columns-repeated="5"/>
          <table:table-cell office:value-type="float" office:value="18.03" calcext:value-type="float">
            <text:p>18,03</text:p>
          </table:table-cell>
          <table:table-cell office:value-type="float" office:value="0.15" calcext:value-type="float">
            <text:p>0,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 1</text:p>
          </table:table-cell>
          <table:table-cell table:style-name="ce4" office:value-type="string" calcext:value-type="string">
            <text:p>Apellido 2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Horas trabajadas</text:p>
          </table:table-cell>
          <table:table-cell table:style-name="ce4" office:value-type="string" calcext:value-type="string">
            <text:p>Sueldo Bruto</text:p>
          </table:table-cell>
          <table:table-cell table:style-name="ce4" office:value-type="string" calcext:value-type="string">
            <text:p>Neto</text:p>
          </table:table-cell>
          <table:table-cell table:style-name="ce4" office:value-type="string" calcext:value-type="string">
            <text:p>Neto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stantino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López</text:p>
          </table:table-cell>
          <table:table-cell table:style-name="ce7"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style-name="ce11" table:formula="of:=[.E3]*[.$F$1]" office:value-type="currency" office:currency="EUR" office:value="414.69" calcext:value-type="currency">
            <text:p>414,69 €</text:p>
          </table:table-cell>
          <table:table-cell table:style-name="ce11" table:formula="of:=(1-[.$G$1])*[.F3]" office:value-type="currency" office:currency="EUR" office:value="352.4865" calcext:value-type="currency">
            <text:p>352,49 €</text:p>
          </table:table-cell>
          <table:table-cell table:formula="of:=ROUND([.G3];2)" office:value-type="float" office:value="352.49" calcext:value-type="float">
            <text:p>352,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asa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table:style-name="ce7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11" table:formula="of:=[.E4]*[.$F$1]" office:value-type="currency" office:currency="EUR" office:value="90.15" calcext:value-type="currency">
            <text:p>90,15 €</text:p>
          </table:table-cell>
          <table:table-cell table:style-name="ce11" table:formula="of:=(1-[.$G$1])*[.F4]" office:value-type="currency" office:currency="EUR" office:value="76.6275" calcext:value-type="currency">
            <text:p>76,63 €</text:p>
          </table:table-cell>
          <table:table-cell table:formula="of:=ROUND([.G4];2)" office:value-type="float" office:value="76.63" calcext:value-type="float">
            <text:p>76,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Gual</text:p>
          </table:table-cell>
          <table:table-cell table:style-name="ce7"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table:style-name="ce11" table:formula="of:=[.E5]*[.$F$1]" office:value-type="currency" office:currency="EUR" office:value="252.42" calcext:value-type="currency">
            <text:p>252,42 €</text:p>
          </table:table-cell>
          <table:table-cell table:style-name="ce11" table:formula="of:=(1-[.$G$1])*[.F5]" office:value-type="currency" office:currency="EUR" office:value="214.557" calcext:value-type="currency">
            <text:p>214,56 €</text:p>
          </table:table-cell>
          <table:table-cell table:formula="of:=ROUND([.G5];2)" office:value-type="float" office:value="214.56" calcext:value-type="float">
            <text:p>214,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achín</text:p>
          </table:table-cell>
          <table:table-cell table:style-name="ce7"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11" table:formula="of:=[.E6]*[.$F$1]" office:value-type="currency" office:currency="EUR" office:value="342.57" calcext:value-type="currency">
            <text:p>342,57 €</text:p>
          </table:table-cell>
          <table:table-cell table:style-name="ce11" table:formula="of:=(1-[.$G$1])*[.F6]" office:value-type="currency" office:currency="EUR" office:value="291.1845" calcext:value-type="currency">
            <text:p>291,18 €</text:p>
          </table:table-cell>
          <table:table-cell table:formula="of:=ROUND([.G6];2)" office:value-type="float" office:value="291.18" calcext:value-type="float">
            <text:p>291,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Torres</text:p>
          </table:table-cell>
          <table:table-cell table:style-name="ce7"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table:style-name="ce11" table:formula="of:=[.E7]*[.$F$1]" office:value-type="currency" office:currency="EUR" office:value="432.72" calcext:value-type="currency">
            <text:p>432,72 €</text:p>
          </table:table-cell>
          <table:table-cell table:style-name="ce11" table:formula="of:=(1-[.$G$1])*[.F7]" office:value-type="currency" office:currency="EUR" office:value="367.812" calcext:value-type="currency">
            <text:p>367,81 €</text:p>
          </table:table-cell>
          <table:table-cell table:formula="of:=ROUND([.G7];2)" office:value-type="float" office:value="367.81" calcext:value-type="float">
            <text:p>367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acarías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Pazos</text:p>
          </table:table-cell>
          <table:table-cell table:style-name="ce7"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style-name="ce11" table:formula="of:=[.E8]*[.$F$1]" office:value-type="currency" office:currency="EUR" office:value="270.45" calcext:value-type="currency">
            <text:p>270,45 €</text:p>
          </table:table-cell>
          <table:table-cell table:style-name="ce11" table:formula="of:=(1-[.$G$1])*[.F8]" office:value-type="currency" office:currency="EUR" office:value="229.8825" calcext:value-type="currency">
            <text:p>229,88 €</text:p>
          </table:table-cell>
          <table:table-cell table:formula="of:=ROUND([.G8];2)" office:value-type="float" office:value="229.88" calcext:value-type="float">
            <text:p>229,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Rojo</text:p>
          </table:table-cell>
          <table:table-cell table:style-name="ce7"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11" table:formula="of:=[.E9]*[.$F$1]" office:value-type="currency" office:currency="EUR" office:value="486.81" calcext:value-type="currency">
            <text:p>486,81 €</text:p>
          </table:table-cell>
          <table:table-cell table:style-name="ce11" table:formula="of:=(1-[.$G$1])*[.F9]" office:value-type="currency" office:currency="EUR" office:value="413.7885" calcext:value-type="currency">
            <text:p>413,79 €</text:p>
          </table:table-cell>
          <table:table-cell table:formula="of:=ROUND([.G9];2)" office:value-type="float" office:value="413.79" calcext:value-type="float">
            <text:p>413,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Ramírez</text:p>
          </table:table-cell>
          <table:table-cell table:style-name="ce7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11" table:formula="of:=[.E10]*[.$F$1]" office:value-type="currency" office:currency="EUR" office:value="450.75" calcext:value-type="currency">
            <text:p>450,75 €</text:p>
          </table:table-cell>
          <table:table-cell table:style-name="ce11" table:formula="of:=(1-[.$G$1])*[.F10]" office:value-type="currency" office:currency="EUR" office:value="383.1375" calcext:value-type="currency">
            <text:p>383,14 €</text:p>
          </table:table-cell>
          <table:table-cell table:formula="of:=ROUND([.G10];2)" office:value-type="float" office:value="383.14" calcext:value-type="float">
            <text:p>383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dor</text:p>
          </table:table-cell>
          <table:table-cell table:number-columns-repeated="2" office:value-type="string" calcext:value-type="string">
            <text:p>Ribas</text:p>
          </table:table-cell>
          <table:table-cell table:style-name="ce7"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11" table:formula="of:=[.E11]*[.$F$1]" office:value-type="currency" office:currency="EUR" office:value="198.33" calcext:value-type="currency">
            <text:p>198,33 €</text:p>
          </table:table-cell>
          <table:table-cell table:style-name="ce11" table:formula="of:=(1-[.$G$1])*[.F11]" office:value-type="currency" office:currency="EUR" office:value="168.5805" calcext:value-type="currency">
            <text:p>168,58 €</text:p>
          </table:table-cell>
          <table:table-cell table:formula="of:=ROUND([.G11];2)" office:value-type="float" office:value="168.58" calcext:value-type="float">
            <text:p>168,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Rey</text:p>
          </table:table-cell>
          <table:table-cell table:style-name="ce7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11" table:formula="of:=[.E12]*[.$F$1]" office:value-type="currency" office:currency="EUR" office:value="378.63" calcext:value-type="currency">
            <text:p>378,63 €</text:p>
          </table:table-cell>
          <table:table-cell table:style-name="ce11" table:formula="of:=(1-[.$G$1])*[.F12]" office:value-type="currency" office:currency="EUR" office:value="321.8355" calcext:value-type="currency">
            <text:p>321,84 €</text:p>
          </table:table-cell>
          <table:table-cell table:formula="of:=ROUND([.G12];2)" office:value-type="float" office:value="321.84" calcext:value-type="float">
            <text:p>321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Bibiloni</text:p>
          </table:table-cell>
          <table:table-cell office:value-type="string" calcext:value-type="string">
            <text:p>Busquets</text:p>
          </table:table-cell>
          <table:table-cell table:style-name="ce7"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11" table:formula="of:=[.E13]*[.$F$1]" office:value-type="currency" office:currency="EUR" office:value="198.33" calcext:value-type="currency">
            <text:p>198,33 €</text:p>
          </table:table-cell>
          <table:table-cell table:style-name="ce11" table:formula="of:=(1-[.$G$1])*[.F13]" office:value-type="currency" office:currency="EUR" office:value="168.5805" calcext:value-type="currency">
            <text:p>168,58 €</text:p>
          </table:table-cell>
          <table:table-cell table:formula="of:=ROUND([.G13];2)" office:value-type="float" office:value="168.58" calcext:value-type="float">
            <text:p>168,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éssica</text:p>
          </table:table-cell>
          <table:table-cell table:number-columns-repeated="2" office:value-type="string" calcext:value-type="string">
            <text:p>Xamena</text:p>
          </table:table-cell>
          <table:table-cell table:style-name="ce7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11" table:formula="of:=[.E14]*[.$F$1]" office:value-type="currency" office:currency="EUR" office:value="216.36" calcext:value-type="currency">
            <text:p>216,36 €</text:p>
          </table:table-cell>
          <table:table-cell table:style-name="ce11" table:formula="of:=(1-[.$G$1])*[.F14]" office:value-type="currency" office:currency="EUR" office:value="183.906" calcext:value-type="currency">
            <text:p>183,91 €</text:p>
          </table:table-cell>
          <table:table-cell table:formula="of:=ROUND([.G14];2)" office:value-type="float" office:value="183.91" calcext:value-type="float">
            <text:p>183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Torres</text:p>
          </table:table-cell>
          <table:table-cell table:style-name="ce7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11" table:formula="of:=[.E15]*[.$F$1]" office:value-type="currency" office:currency="EUR" office:value="90.15" calcext:value-type="currency">
            <text:p>90,15 €</text:p>
          </table:table-cell>
          <table:table-cell table:style-name="ce11" table:formula="of:=(1-[.$G$1])*[.F15]" office:value-type="currency" office:currency="EUR" office:value="76.6275" calcext:value-type="currency">
            <text:p>76,63 €</text:p>
          </table:table-cell>
          <table:table-cell table:formula="of:=ROUND([.G15];2)" office:value-type="float" office:value="76.63" calcext:value-type="float">
            <text:p>76,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table:style-name="ce7"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table:style-name="ce11" table:formula="of:=[.E16]*[.$F$1]" office:value-type="currency" office:currency="EUR" office:value="468.78" calcext:value-type="currency">
            <text:p>468,78 €</text:p>
          </table:table-cell>
          <table:table-cell table:style-name="ce11" table:formula="of:=(1-[.$G$1])*[.F16]" office:value-type="currency" office:currency="EUR" office:value="398.463" calcext:value-type="currency">
            <text:p>398,46 €</text:p>
          </table:table-cell>
          <table:table-cell table:formula="of:=ROUND([.G16];2)" office:value-type="float" office:value="398.46" calcext:value-type="float">
            <text:p>398,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nch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chín</text:p>
          </table:table-cell>
          <table:table-cell table:style-name="ce7"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style-name="ce11" table:formula="of:=[.E17]*[.$F$1]" office:value-type="currency" office:currency="EUR" office:value="432.72" calcext:value-type="currency">
            <text:p>432,72 €</text:p>
          </table:table-cell>
          <table:table-cell table:style-name="ce11" table:formula="of:=(1-[.$G$1])*[.F17]" office:value-type="currency" office:currency="EUR" office:value="367.812" calcext:value-type="currency">
            <text:p>367,81 €</text:p>
          </table:table-cell>
          <table:table-cell table:formula="of:=ROUND([.G17];2)" office:value-type="float" office:value="367.81" calcext:value-type="float">
            <text:p>367,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Calderón</text:p>
          </table:table-cell>
          <table:table-cell table:style-name="ce7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style-name="ce11" table:formula="of:=[.E18]*[.$F$1]" office:value-type="currency" office:currency="EUR" office:value="108.18" calcext:value-type="currency">
            <text:p>108,18 €</text:p>
          </table:table-cell>
          <table:table-cell table:style-name="ce11" table:formula="of:=(1-[.$G$1])*[.F18]" office:value-type="currency" office:currency="EUR" office:value="91.953" calcext:value-type="currency">
            <text:p>91,95 €</text:p>
          </table:table-cell>
          <table:table-cell table:formula="of:=ROUND([.G18];2)" office:value-type="float" office:value="91.95" calcext:value-type="float">
            <text:p>91,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mengual</text:p>
          </table:table-cell>
          <table:table-cell table:style-name="ce7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11" table:formula="of:=[.E19]*[.$F$1]" office:value-type="currency" office:currency="EUR" office:value="396.66" calcext:value-type="currency">
            <text:p>396,66 €</text:p>
          </table:table-cell>
          <table:table-cell table:style-name="ce11" table:formula="of:=(1-[.$G$1])*[.F19]" office:value-type="currency" office:currency="EUR" office:value="337.161" calcext:value-type="currency">
            <text:p>337,16 €</text:p>
          </table:table-cell>
          <table:table-cell table:formula="of:=ROUND([.G19];2)" office:value-type="float" office:value="337.16" calcext:value-type="float">
            <text:p>337,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Torres</text:p>
          </table:table-cell>
          <table:table-cell table:style-name="ce7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11" table:formula="of:=[.E20]*[.$F$1]" office:value-type="currency" office:currency="EUR" office:value="216.36" calcext:value-type="currency">
            <text:p>216,36 €</text:p>
          </table:table-cell>
          <table:table-cell table:style-name="ce11" table:formula="of:=(1-[.$G$1])*[.F20]" office:value-type="currency" office:currency="EUR" office:value="183.906" calcext:value-type="currency">
            <text:p>183,91 €</text:p>
          </table:table-cell>
          <table:table-cell table:formula="of:=ROUND([.G20];2)" office:value-type="float" office:value="183.91" calcext:value-type="float">
            <text:p>183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Satrústegui</text:p>
          </table:table-cell>
          <table:table-cell table:style-name="ce7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11" table:formula="of:=[.E21]*[.$F$1]" office:value-type="currency" office:currency="EUR" office:value="180.3" calcext:value-type="currency">
            <text:p>180,30 €</text:p>
          </table:table-cell>
          <table:table-cell table:style-name="ce11" table:formula="of:=(1-[.$G$1])*[.F21]" office:value-type="currency" office:currency="EUR" office:value="153.255" calcext:value-type="currency">
            <text:p>153,26 €</text:p>
          </table:table-cell>
          <table:table-cell table:formula="of:=ROUND([.G21];2)" office:value-type="float" office:value="153.26" calcext:value-type="float">
            <text:p>153,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lanco</text:p>
          </table:table-cell>
          <table:table-cell table:style-name="ce7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table:style-name="ce11" table:formula="of:=[.E22]*[.$F$1]" office:value-type="currency" office:currency="EUR" office:value="540.9" calcext:value-type="currency">
            <text:p>540,90 €</text:p>
          </table:table-cell>
          <table:table-cell table:style-name="ce11" table:formula="of:=(1-[.$G$1])*[.F22]" office:value-type="currency" office:currency="EUR" office:value="459.765" calcext:value-type="currency">
            <text:p>459,77 €</text:p>
          </table:table-cell>
          <table:table-cell table:formula="of:=ROUND([.G22];2)" office:value-type="float" office:value="459.77" calcext:value-type="float">
            <text:p>459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Álvarez</text:p>
          </table:table-cell>
          <table:table-cell table:style-name="ce7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11" table:formula="of:=[.E23]*[.$F$1]" office:value-type="currency" office:currency="EUR" office:value="90.15" calcext:value-type="currency">
            <text:p>90,15 €</text:p>
          </table:table-cell>
          <table:table-cell table:style-name="ce11" table:formula="of:=(1-[.$G$1])*[.F23]" office:value-type="currency" office:currency="EUR" office:value="76.6275" calcext:value-type="currency">
            <text:p>76,63 €</text:p>
          </table:table-cell>
          <table:table-cell table:formula="of:=ROUND([.G23];2)" office:value-type="float" office:value="76.63" calcext:value-type="float">
            <text:p>76,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Xamena</text:p>
          </table:table-cell>
          <table:table-cell table:style-name="ce7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11" table:formula="of:=[.E24]*[.$F$1]" office:value-type="currency" office:currency="EUR" office:value="450.75" calcext:value-type="currency">
            <text:p>450,75 €</text:p>
          </table:table-cell>
          <table:table-cell table:style-name="ce11" table:formula="of:=(1-[.$G$1])*[.F24]" office:value-type="currency" office:currency="EUR" office:value="383.1375" calcext:value-type="currency">
            <text:p>383,14 €</text:p>
          </table:table-cell>
          <table:table-cell table:formula="of:=ROUND([.G24];2)" office:value-type="float" office:value="383.14" calcext:value-type="float">
            <text:p>383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isco</text:p>
          </table:table-cell>
          <table:table-cell table:number-columns-repeated="2" office:value-type="string" calcext:value-type="string">
            <text:p>Martínez</text:p>
          </table:table-cell>
          <table:table-cell table:style-name="ce7"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table:style-name="ce11" table:formula="of:=[.E25]*[.$F$1]" office:value-type="currency" office:currency="EUR" office:value="378.63" calcext:value-type="currency">
            <text:p>378,63 €</text:p>
          </table:table-cell>
          <table:table-cell table:style-name="ce11" table:formula="of:=(1-[.$G$1])*[.F25]" office:value-type="currency" office:currency="EUR" office:value="321.8355" calcext:value-type="currency">
            <text:p>321,84 €</text:p>
          </table:table-cell>
          <table:table-cell table:formula="of:=ROUND([.G25];2)" office:value-type="float" office:value="321.84" calcext:value-type="float">
            <text:p>321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Sánchez</text:p>
          </table:table-cell>
          <table:table-cell table:style-name="ce7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11" table:formula="of:=[.E26]*[.$F$1]" office:value-type="currency" office:currency="EUR" office:value="108.18" calcext:value-type="currency">
            <text:p>108,18 €</text:p>
          </table:table-cell>
          <table:table-cell table:style-name="ce11" table:formula="of:=(1-[.$G$1])*[.F26]" office:value-type="currency" office:currency="EUR" office:value="91.953" calcext:value-type="currency">
            <text:p>91,95 €</text:p>
          </table:table-cell>
          <table:table-cell table:formula="of:=ROUND([.G26];2)" office:value-type="float" office:value="91.95" calcext:value-type="float">
            <text:p>91,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an Carlos</text:p>
          </table:table-cell>
          <table:table-cell table:number-columns-repeated="2" office:value-type="string" calcext:value-type="string">
            <text:p>Rivera</text:p>
          </table:table-cell>
          <table:table-cell table:style-name="ce7"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style-name="ce11" table:formula="of:=[.E27]*[.$F$1]" office:value-type="currency" office:currency="EUR" office:value="360.6" calcext:value-type="currency">
            <text:p>360,60 €</text:p>
          </table:table-cell>
          <table:table-cell table:style-name="ce11" table:formula="of:=(1-[.$G$1])*[.F27]" office:value-type="currency" office:currency="EUR" office:value="306.51" calcext:value-type="currency">
            <text:p>306,51 €</text:p>
          </table:table-cell>
          <table:table-cell table:formula="of:=ROUND([.G27];2)" office:value-type="float" office:value="306.51" calcext:value-type="float">
            <text:p>306,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Salas</text:p>
          </table:table-cell>
          <table:table-cell table:style-name="ce7"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11" table:formula="of:=[.E28]*[.$F$1]" office:value-type="currency" office:currency="EUR" office:value="450.75" calcext:value-type="currency">
            <text:p>450,75 €</text:p>
          </table:table-cell>
          <table:table-cell table:style-name="ce11" table:formula="of:=(1-[.$G$1])*[.F28]" office:value-type="currency" office:currency="EUR" office:value="383.1375" calcext:value-type="currency">
            <text:p>383,14 €</text:p>
          </table:table-cell>
          <table:table-cell table:formula="of:=ROUND([.G28];2)" office:value-type="float" office:value="383.14" calcext:value-type="float">
            <text:p>383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Roca</text:p>
          </table:table-cell>
          <table:table-cell table:style-name="ce7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11" table:formula="of:=[.E29]*[.$F$1]" office:value-type="currency" office:currency="EUR" office:value="378.63" calcext:value-type="currency">
            <text:p>378,63 €</text:p>
          </table:table-cell>
          <table:table-cell table:style-name="ce11" table:formula="of:=(1-[.$G$1])*[.F29]" office:value-type="currency" office:currency="EUR" office:value="321.8355" calcext:value-type="currency">
            <text:p>321,84 €</text:p>
          </table:table-cell>
          <table:table-cell table:formula="of:=ROUND([.G29];2)" office:value-type="float" office:value="321.84" calcext:value-type="float">
            <text:p>321,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ibas</text:p>
          </table:table-cell>
          <table:table-cell table:style-name="ce7"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style-name="ce11" table:formula="of:=[.E30]*[.$F$1]" office:value-type="currency" office:currency="EUR" office:value="252.42" calcext:value-type="currency">
            <text:p>252,42 €</text:p>
          </table:table-cell>
          <table:table-cell table:style-name="ce11" table:formula="of:=(1-[.$G$1])*[.F30]" office:value-type="currency" office:currency="EUR" office:value="214.557" calcext:value-type="currency">
            <text:p>214,56 €</text:p>
          </table:table-cell>
          <table:table-cell table:formula="of:=ROUND([.G30];2)" office:value-type="float" office:value="214.56" calcext:value-type="float">
            <text:p>214,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afat</text:p>
          </table:table-cell>
          <table:table-cell office:value-type="string" calcext:value-type="string">
            <text:p>Ames</text:p>
          </table:table-cell>
          <table:table-cell table:style-name="ce7"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table:style-name="ce11" table:formula="of:=[.E31]*[.$F$1]" office:value-type="currency" office:currency="EUR" office:value="234.39" calcext:value-type="currency">
            <text:p>234,39 €</text:p>
          </table:table-cell>
          <table:table-cell table:style-name="ce11" table:formula="of:=(1-[.$G$1])*[.F31]" office:value-type="currency" office:currency="EUR" office:value="199.2315" calcext:value-type="currency">
            <text:p>199,23 €</text:p>
          </table:table-cell>
          <table:table-cell table:formula="of:=ROUND([.G31];2)" office:value-type="float" office:value="199.23" calcext:value-type="float">
            <text:p>199,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ojo</text:p>
          </table:table-cell>
          <table:table-cell table:style-name="ce7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style-name="ce11" table:formula="of:=[.E32]*[.$F$1]" office:value-type="currency" office:currency="EUR" office:value="144.24" calcext:value-type="currency">
            <text:p>144,24 €</text:p>
          </table:table-cell>
          <table:table-cell table:style-name="ce11" table:formula="of:=(1-[.$G$1])*[.F32]" office:value-type="currency" office:currency="EUR" office:value="122.604" calcext:value-type="currency">
            <text:p>122,60 €</text:p>
          </table:table-cell>
          <table:table-cell table:formula="of:=ROUND([.G32];2)" office:value-type="float" office:value="122.6" calcext:value-type="float">
            <text:p>122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Pastor</text:p>
          </table:table-cell>
          <table:table-cell table:style-name="ce7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style-name="ce11" table:formula="of:=[.E33]*[.$F$1]" office:value-type="currency" office:currency="EUR" office:value="540.9" calcext:value-type="currency">
            <text:p>540,90 €</text:p>
          </table:table-cell>
          <table:table-cell table:style-name="ce11" table:formula="of:=(1-[.$G$1])*[.F33]" office:value-type="currency" office:currency="EUR" office:value="459.765" calcext:value-type="currency">
            <text:p>459,77 €</text:p>
          </table:table-cell>
          <table:table-cell table:formula="of:=ROUND([.G33];2)" office:value-type="float" office:value="459.77" calcext:value-type="float">
            <text:p>459,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Rivera</text:p>
          </table:table-cell>
          <table:table-cell table:style-name="ce7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11" table:formula="of:=[.E34]*[.$F$1]" office:value-type="currency" office:currency="EUR" office:value="216.36" calcext:value-type="currency">
            <text:p>216,36 €</text:p>
          </table:table-cell>
          <table:table-cell table:style-name="ce11" table:formula="of:=(1-[.$G$1])*[.F34]" office:value-type="currency" office:currency="EUR" office:value="183.906" calcext:value-type="currency">
            <text:p>183,91 €</text:p>
          </table:table-cell>
          <table:table-cell table:formula="of:=ROUND([.G34];2)" office:value-type="float" office:value="183.91" calcext:value-type="float">
            <text:p>183,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cente</text:p>
          </table:table-cell>
          <table:table-cell table:number-columns-repeated="2" office:value-type="string" calcext:value-type="string">
            <text:p>Quiroga</text:p>
          </table:table-cell>
          <table:table-cell table:style-name="ce7"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table:style-name="ce11" table:formula="of:=[.E35]*[.$F$1]" office:value-type="currency" office:currency="EUR" office:value="504.84" calcext:value-type="currency">
            <text:p>504,84 €</text:p>
          </table:table-cell>
          <table:table-cell table:style-name="ce11" table:formula="of:=(1-[.$G$1])*[.F35]" office:value-type="currency" office:currency="EUR" office:value="429.114" calcext:value-type="currency">
            <text:p>429,11 €</text:p>
          </table:table-cell>
          <table:table-cell table:formula="of:=ROUND([.G35];2)" office:value-type="float" office:value="429.11" calcext:value-type="float">
            <text:p>429,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Maroto</text:p>
          </table:table-cell>
          <table:table-cell table:style-name="ce7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11" table:formula="of:=[.E36]*[.$F$1]" office:value-type="currency" office:currency="EUR" office:value="126.21" calcext:value-type="currency">
            <text:p>126,21 €</text:p>
          </table:table-cell>
          <table:table-cell table:style-name="ce11" table:formula="of:=(1-[.$G$1])*[.F36]" office:value-type="currency" office:currency="EUR" office:value="107.2785" calcext:value-type="currency">
            <text:p>107,28 €</text:p>
          </table:table-cell>
          <table:table-cell table:formula="of:=ROUND([.G36];2)" office:value-type="float" office:value="107.28" calcext:value-type="float">
            <text:p>107,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Ribas</text:p>
          </table:table-cell>
          <table:table-cell table:style-name="ce7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11" table:formula="of:=[.E37]*[.$F$1]" office:value-type="currency" office:currency="EUR" office:value="450.75" calcext:value-type="currency">
            <text:p>450,75 €</text:p>
          </table:table-cell>
          <table:table-cell table:style-name="ce11" table:formula="of:=(1-[.$G$1])*[.F37]" office:value-type="currency" office:currency="EUR" office:value="383.1375" calcext:value-type="currency">
            <text:p>383,14 €</text:p>
          </table:table-cell>
          <table:table-cell table:formula="of:=ROUND([.G37];2)" office:value-type="float" office:value="383.14" calcext:value-type="float">
            <text:p>383,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ópez</text:p>
          </table:table-cell>
          <table:table-cell table:style-name="ce7"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11" table:formula="of:=[.E38]*[.$F$1]" office:value-type="currency" office:currency="EUR" office:value="342.57" calcext:value-type="currency">
            <text:p>342,57 €</text:p>
          </table:table-cell>
          <table:table-cell table:style-name="ce11" table:formula="of:=(1-[.$G$1])*[.F38]" office:value-type="currency" office:currency="EUR" office:value="291.1845" calcext:value-type="currency">
            <text:p>291,18 €</text:p>
          </table:table-cell>
          <table:table-cell table:formula="of:=ROUND([.G38];2)" office:value-type="float" office:value="291.18" calcext:value-type="float">
            <text:p>291,1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0" table:formula="of:=SUM([.E3:.E38])" office:value-type="float" office:value="621" calcext:value-type="float">
            <text:p>621</text:p>
          </table:table-cell>
          <table:table-cell table:style-name="ce12" table:formula="of:=[.E39]*[.$F$1]" office:value-type="currency" office:currency="EUR" office:value="11196.63" calcext:value-type="currency">
            <text:p>11.196,63 €</text:p>
          </table:table-cell>
          <table:table-cell table:style-name="ce12" table:formula="of:=(1-[.$G$1])*[.F39]" office:value-type="currency" office:currency="EUR" office:value="9517.1355" calcext:value-type="currency">
            <text:p>9.517,14 €</text:p>
          </table:table-cell>
          <table:table-cell table:style-name="ce10" table:formula="of:=SUM([.H3:.H38])" office:value-type="float" office:value="9517.17" calcext:value-type="float">
            <text:p>9517,1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HOMES</text:p>
          </table:table-cell>
          <table:table-cell table:style-name="ce8" table:formula="of:=COUNTIF([.D$3:.D$38];&quot;H&quot;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DONES</text:p>
          </table:table-cell>
          <table:table-cell table:style-name="ce9" table:formula="of:=COUNTIF([.D$3:.D$38];&quot;M&quot;)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TOTAL BRUTOS</text:p>
          </table:table-cell>
          <table:table-cell table:style-name="ce16" table:formula="of:=[.F39]" office:value-type="currency" office:currency="EUR" office:value="11196.63" calcext:value-type="currency">
            <text:p>11.196,63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string" calcext:value-type="string">
            <text:p>TOTAL NETOS</text:p>
          </table:table-cell>
          <table:table-cell table:style-name="ce17" table:formula="of:=[.H39]" office:value-type="float" office:value="9517.17" calcext:value-type="float">
            <text:p>9517,1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TOTAL RETENCIONES</text:p>
          </table:table-cell>
          <table:table-cell table:style-name="ce18" table:formula="of:=[.G41]-[.G42]" office:value-type="currency" office:currency="EUR" office:value="1679.46" calcext:value-type="currency">
            <text:p>1.679,46 €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NETO HOMBRES</text:p>
          </table:table-cell>
          <table:table-cell table:style-name="ce14" table:formula="of:=SUMIFS([.H$3:.H$38];[.D$3:.D$38];&quot;H&quot;)" office:value-type="float" office:value="5118.73" calcext:value-type="float">
            <text:p>5118,7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NETO MUJERES</text:p>
          </table:table-cell>
          <table:table-cell table:style-name="ce15" table:formula="of:=SUMIFS([.H$3:.H$38];[.D$3:.D$38];&quot;M&quot;)" office:value-type="float" office:value="4398.44" calcext:value-type="float">
            <text:p>4398,44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D3:Hoja1.D38">
            <calcext:condition calcext:apply-style-name="Sense títol1" calcext:value="contains-text(&quot;M&quot;)" calcext:base-cell-address="Hoja1.D3"/>
          </calcext:conditional-format>
          <calcext:conditional-format calcext:target-range-address="Hoja1.D3:Hoja1.D38">
            <calcext:condition calcext:apply-style-name="Sense títol2" calcext:value="contains-text(&quot;H&quot;)" calcext:base-cell-address="Hoja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decimal-places="3"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nse_20_títol1" style:display-name="Sense títol1" style:family="table-cell" style:parent-style-name="Default">
      <style:table-cell-properties fo:background-color="#00a933"/>
    </style:style>
    <style:style style:name="Sense_20_títol2" style:display-name="Sense títol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10:46:33.121000000</meta:creation-date>
    <dc:date>2022-11-16T12:31:19.003483908</dc:date>
    <meta:editing-duration>PT12M24S</meta:editing-duration>
    <meta:editing-cycles>6</meta:editing-cycles>
    <meta:generator>LibreOffice/7.3.5.2$Linux_X86_64 LibreOffice_project/30$Build-2</meta:generator>
    <meta:document-statistic meta:table-count="1" meta:cell-count="316" meta:object-count="0"/>
  </office:meta>
</office:document-meta>
</file>